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enlo Regular1" svg:font-family="'Menlo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238cm" fo:margin-left="-0.199cm" fo:margin-top="0cm" fo:margin-bottom="0cm" table:align="left" style:writing-mode="lr-tb"/>
    </style:style>
    <style:style style:name="Table1.A" style:family="table-column">
      <style:table-column-properties style:column-width="8.119cm"/>
    </style:style>
    <style:style style:name="Table1.B" style:family="table-column">
      <style:table-column-properties style:column-width="8.117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orphans="0" fo:widows="0">
        <style:tab-stops>
          <style:tab-stop style:position="2.378cm"/>
        </style:tab-stops>
      </style:paragraph-properties>
    </style:style>
    <style:style style:name="P5" style:family="paragraph" style:parent-style-name="Standard">
      <style:paragraph-properties fo:margin-top="0cm" fo:margin-bottom="0cm" loext:contextual-spacing="false" fo:orphans="0" fo:widows="0">
        <style:tab-stops>
          <style:tab-stop style:position="2.378cm"/>
        </style:tab-stops>
      </style:paragraph-properties>
      <style:text-properties fo:color="#000000" style:font-name="Menlo Regular" fo:font-size="8pt" style:font-size-asian="8pt" style:font-name-complex="Menlo Regular1" style:font-size-complex="8pt"/>
    </style:style>
    <style:style style:name="P6" style:family="paragraph" style:parent-style-name="Standard">
      <style:paragraph-properties fo:margin-top="0cm" fo:margin-bottom="0cm" loext:contextual-spacing="false"/>
      <style:text-properties style:font-name="Courier New" fo:font-size="11pt" fo:language="en" fo:country="US" style:font-name-asian="Times New Roman1" style:font-size-asian="11pt" style:language-asian="fr" style:country-asian="FR" style:font-name-complex="Courier New2" style:font-size-complex="11pt"/>
    </style:style>
    <style:style style:name="P7" style:family="paragraph" style:parent-style-name="Standard">
      <style:paragraph-properties fo:margin-top="0cm" fo:margin-bottom="0cm" loext:contextual-spacing="false"/>
      <style:text-properties style:font-name="Courier New" fo:font-size="12.5pt" fo:language="en" fo:country="US" style:font-name-asian="Times New Roman1" style:font-size-asian="12.5pt" style:language-asian="fr" style:country-asian="FR" style:font-name-complex="Courier New2" style:font-size-complex="12.5pt"/>
    </style:style>
    <style:style style:name="P8" style:family="paragraph" style:parent-style-name="Standard">
      <style:paragraph-properties fo:margin-top="0cm" fo:margin-bottom="0cm" loext:contextual-spacing="false"/>
      <style:text-properties style:font-name="Arial" fo:font-size="12.5pt" fo:language="en" fo:country="US" style:font-name-asian="Times New Roman1" style:font-size-asian="12.5pt" style:language-asian="fr" style:country-asian="FR" style:font-name-complex="Arial1" style:font-size-complex="12.5pt"/>
    </style:style>
    <style:style style:name="P9" style:family="paragraph" style:parent-style-name="Standard">
      <style:paragraph-properties fo:margin-top="0cm" fo:margin-bottom="0cm" loext:contextual-spacing="false"/>
      <style:text-properties style:font-name="Arial" fo:font-size="12.5pt" fo:language="en" fo:country="US" officeooo:rsid="00048f38" officeooo:paragraph-rsid="00048f38" style:font-name-asian="Times New Roman1" style:font-size-asian="12.5pt" style:language-asian="fr" style:country-asian="FR" style:font-name-complex="Arial1" style:font-size-complex="12.5pt"/>
    </style:style>
    <style:style style:name="P10" style:family="paragraph" style:parent-style-name="Standard">
      <style:paragraph-properties fo:margin-top="0cm" fo:margin-bottom="0cm" loext:contextual-spacing="false" fo:text-align="justify" style:justify-single-word="false"/>
      <style:text-properties fo:font-style="italic" style:font-style-asian="italic" style:font-weight-complex="bold"/>
    </style:style>
    <style:style style:name="P11" style:family="paragraph" style:parent-style-name="Standard">
      <style:paragraph-properties fo:margin-left="1.249cm" fo:margin-right="0cm" fo:margin-top="0.212cm" fo:margin-bottom="0.353cm" loext:contextual-spacing="false" fo:text-indent="0cm" style:auto-text-indent="false"/>
    </style:style>
    <style:style style:name="P12" style:family="paragraph" style:parent-style-name="Standard">
      <style:paragraph-properties fo:margin-left="1.249cm" fo:margin-right="0cm" fo:margin-top="0.212cm" fo:margin-bottom="0.353cm" loext:contextual-spacing="false" fo:text-align="justify" style:justify-single-word="false" fo:text-indent="0cm" style:auto-text-indent="false"/>
    </style:style>
    <style:style style:name="P13" style:family="paragraph" style:parent-style-name="Heading_20_1" style:master-page-name="Standard">
      <style:paragraph-properties style:page-number="auto"/>
    </style:style>
    <style:style style:name="P14" style:family="paragraph" style:parent-style-name="Header">
      <style:paragraph-properties fo:margin-top="0cm" fo:margin-bottom="0cm" loext:contextual-spacing="false"/>
    </style:style>
    <style:style style:name="P15" style:family="paragraph" style:parent-style-name="Header">
      <style:paragraph-properties fo:margin-top="0cm" fo:margin-bottom="0cm" loext:contextual-spacing="false" fo:text-align="end" style:justify-single-word="false"/>
    </style:style>
    <style:style style:name="P16" style:family="paragraph" style:parent-style-name="List_20_Paragraph" style:list-style-name="WWNum1"/>
    <style:style style:name="P17" style:family="paragraph" style:parent-style-name="List_20_Paragraph" style:list-style-name="WWNum4"/>
    <style:style style:name="P18" style:family="paragraph" style:parent-style-name="List_20_Paragraph" style:list-style-name="WWNum11"/>
    <style:style style:name="P19" style:family="paragraph" style:parent-style-name="List_20_Paragraph">
      <style:paragraph-properties fo:text-align="justify" style:justify-single-word="false"/>
    </style:style>
    <style:style style:name="P20" style:family="paragraph" style:parent-style-name="List_20_Paragraph" style:list-style-name="WWNum14">
      <style:paragraph-properties fo:text-align="justify" style:justify-single-word="false"/>
    </style:style>
    <style:style style:name="P21" style:family="paragraph" style:parent-style-name="List_20_Paragraph" style:list-style-name="WWNum17">
      <style:paragraph-properties fo:text-align="justify" style:justify-single-word="false"/>
    </style:style>
    <style:style style:name="P22" style:family="paragraph" style:parent-style-name="List_20_Paragraph">
      <style:paragraph-properties fo:text-align="justify" style:justify-single-word="false"/>
      <style:text-properties fo:font-weight="bold" style:font-weight-asian="bold"/>
    </style:style>
    <style:style style:name="P23" style:family="paragraph" style:parent-style-name="List_20_Paragraph" style:list-style-name="WWNum1">
      <style:paragraph-properties fo:margin-left="1.259cm" fo:margin-right="0cm" fo:margin-top="0cm" fo:margin-bottom="0.635cm" loext:contextual-spacing="false" fo:text-indent="-0.63cm" style:auto-text-indent="false"/>
    </style:style>
    <style:style style:name="P24" style:family="paragraph" style:parent-style-name="List_20_Paragraph" style:list-style-name="WWNum20">
      <style:paragraph-properties fo:margin-left="1.259cm" fo:margin-right="0cm" fo:margin-top="0.212cm" fo:margin-bottom="0.353cm" loext:contextual-spacing="false" fo:text-align="justify" style:justify-single-word="false" fo:text-indent="-0.63cm" style:auto-text-indent="false"/>
    </style:style>
    <style:style style:name="P25" style:family="paragraph" style:parent-style-name="List_20_Paragraph">
      <style:paragraph-properties fo:margin-left="1.259cm" fo:margin-right="0cm" fo:margin-top="0.212cm" fo:margin-bottom="0.353cm" loext:contextual-spacing="false" fo:text-indent="0cm" style:auto-text-indent="false"/>
    </style:style>
    <style:style style:name="P26" style:family="paragraph" style:parent-style-name="List_20_Paragraph">
      <style:paragraph-properties fo:margin-top="0.212cm" fo:margin-bottom="0.353cm" loext:contextual-spacing="false" fo:text-align="justify" style:justify-single-word="false"/>
    </style:style>
    <style:style style:name="P27" style:family="paragraph" style:parent-style-name="List_20_Paragraph">
      <style:paragraph-properties fo:margin-top="0.212cm" fo:margin-bottom="0.353cm" loext:contextual-spacing="false" fo:text-align="justify" style:justify-single-word="false"/>
      <style:text-properties fo:font-style="italic" style:font-style-asian="italic"/>
    </style:style>
    <style:style style:name="P28" style:family="paragraph" style:parent-style-name="List_20_Paragraph">
      <style:paragraph-properties fo:margin-top="0cm" fo:margin-bottom="0cm" loext:contextual-spacing="false" fo:text-align="justify" style:justify-single-word="false"/>
    </style:style>
    <style:style style:name="P29" style:family="paragraph" style:parent-style-name="List_20_Paragraph" style:list-style-name="WWNum17">
      <style:paragraph-properties fo:margin-top="0cm" fo:margin-bottom="0cm" loext:contextual-spacing="false" fo:text-align="justify" style:justify-single-word="false"/>
    </style:style>
    <style:style style:name="P30" style:family="paragraph" style:parent-style-name="Normal_20__28_Web_29_">
      <style:paragraph-properties fo:margin-left="1.249cm" fo:margin-right="0cm" fo:margin-top="0cm" fo:margin-bottom="0cm" loext:contextual-spacing="false" fo:text-indent="0cm" style:auto-text-indent="false"/>
    </style:style>
    <style:style style:name="P31" style:family="paragraph" style:parent-style-name="Normal_20__28_Web_29_">
      <style:paragraph-properties fo:margin-left="1.249cm" fo:margin-right="0cm" fo:margin-top="0cm" fo:margin-bottom="0cm" loext:contextual-spacing="false" fo:text-indent="0cm" style:auto-text-indent="false"/>
      <style:text-properties style:font-name="Comic Sans MS" fo:font-size="9pt" fo:language="en" fo:country="US" fo:font-weight="bold" style:font-size-asian="9pt" style:font-weight-asian="bold" style:font-size-complex="9pt" style:font-weight-complex="bold"/>
    </style:style>
    <style:style style:name="P32" style:family="paragraph" style:parent-style-name="Normal_20__28_Web_29_">
      <style:paragraph-properties fo:margin-left="1.249cm" fo:margin-right="0cm" fo:margin-top="0cm" fo:margin-bottom="0cm" loext:contextual-spacing="false" fo:text-indent="0cm" style:auto-text-indent="false"/>
      <style:text-properties style:font-name="Comic Sans MS" fo:font-size="9pt" fo:font-weight="bold" style:font-size-asian="9pt" style:font-weight-asian="bold" style:font-size-complex="9pt" style:font-weight-complex="bold"/>
    </style:style>
    <style:style style:name="P33" style:family="paragraph" style:parent-style-name="Normal_20__28_Web_29_">
      <style:paragraph-properties fo:margin-top="0cm" fo:margin-bottom="0cm" loext:contextual-spacing="false"/>
    </style:style>
    <style:style style:name="P34" style:family="paragraph" style:parent-style-name="Normal_20__28_Web_29_">
      <style:paragraph-properties fo:margin-top="0cm" fo:margin-bottom="0cm" loext:contextual-spacing="false"/>
    </style:style>
    <style:style style:name="P35" style:family="paragraph" style:parent-style-name="Normal_20__28_Web_29_" style:list-style-name="WWNum19">
      <style:paragraph-properties fo:margin-top="0cm" fo:margin-bottom="0cm" loext:contextual-spacing="false"/>
    </style:style>
    <style:style style:name="P36" style:family="paragraph" style:parent-style-name="Normal_20__28_Web_29_">
      <style:paragraph-properties fo:margin-top="0cm" fo:margin-bottom="0cm" loext:contextual-spacing="false" fo:text-align="justify" style:justify-single-word="false"/>
      <style:text-properties fo:font-weight="bold" style:font-weight-asian="bold" style:font-weight-complex="bold"/>
    </style:style>
    <style:style style:name="P37" style:family="paragraph" style:parent-style-name="Normal_20__28_Web_29_">
      <style:paragraph-properties fo:margin-left="2.498cm" fo:margin-right="0cm" fo:margin-top="0cm" fo:margin-bottom="0cm" loext:contextual-spacing="false" fo:text-indent="0cm" style:auto-text-indent="false"/>
    </style:style>
    <style:style style:name="T1" style:family="text">
      <style:text-properties fo:font-style="italic" style:font-style-asian="italic"/>
    </style:style>
    <style:style style:name="T2" style:family="text">
      <style:text-properties fo:font-style="italic" style:font-style-asian="italic" style:font-weight-complex="bold"/>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color="#0000ff" style:font-name="Menlo Regular" fo:font-size="8pt" style:font-size-asian="8pt" style:font-name-complex="Menlo Regular1" style:font-size-complex="8pt"/>
    </style:style>
    <style:style style:name="T6" style:family="text">
      <style:text-properties fo:color="#a31515" style:font-name="Menlo Regular" fo:font-size="8pt" style:font-size-asian="8pt" style:font-name-complex="Menlo Regular1" style:font-size-complex="8pt"/>
    </style:style>
    <style:style style:name="T7" style:family="text">
      <style:text-properties fo:color="#000000" style:font-name="Menlo Regular" fo:font-size="8pt" style:font-size-asian="8pt" style:font-name-complex="Menlo Regular1" style:font-size-complex="8pt"/>
    </style:style>
    <style:style style:name="T8" style:family="text">
      <style:text-properties fo:color="#008000" style:font-name="Menlo Regular" fo:font-size="8pt" style:font-size-asian="8pt" style:font-name-complex="Menlo Regular1" style:font-size-complex="8pt"/>
    </style:style>
    <style:style style:name="T9" style:family="text">
      <style:text-properties fo:font-size="8pt" fo:font-weight="bold" style:font-size-asian="8pt" style:font-weight-asian="bold" style:font-size-complex="8pt"/>
    </style:style>
    <style:style style:name="T10" style:family="text">
      <style:text-properties style:font-name="Comic Sans MS" fo:font-size="9pt" fo:font-weight="bold" style:font-size-asian="9pt" style:font-weight-asian="bold" style:font-size-complex="9pt" style:font-weight-complex="bold"/>
    </style:style>
    <style:style style:name="T11" style:family="text">
      <style:text-properties style:font-name="Comic Sans MS" fo:font-size="9pt" fo:font-weight="bold" style:font-name-asian="Times New Roman1" style:font-size-asian="9pt" style:language-asian="fr" style:country-asian="FR" style:font-weight-asian="bold" style:font-name-complex="Times New Roman1" style:font-size-complex="9pt" style:font-weight-complex="bold"/>
    </style:style>
    <style:style style:name="T12" style:family="text">
      <style:text-properties style:font-name="Comic Sans MS" fo:font-size="9pt" fo:language="en" fo:country="US" fo:font-weight="bold" style:font-size-asian="9pt" style:font-weight-asian="bold" style:font-size-complex="9pt" style:font-weight-complex="bold"/>
    </style:style>
    <style:style style:name="T13" style:family="text">
      <style:text-properties style:font-name="Comic Sans MS" fo:font-size="9pt" style:font-size-asian="9pt" style:font-size-complex="9pt"/>
    </style:style>
    <style:style style:name="T14" style:family="text">
      <style:text-properties style:font-name="Courier New" fo:font-size="11pt" fo:language="en" fo:country="US" style:font-size-asian="11pt" style:font-name-complex="Courier New2" style:font-size-complex="11pt"/>
    </style:style>
    <style:style style:name="T15" style:family="text">
      <style:text-properties style:font-name="Courier New" fo:font-size="12.5pt" fo:language="en" fo:country="US" style:font-name-asian="Times New Roman1" style:font-size-asian="12.5pt" style:language-asian="fr" style:country-asian="FR" style:font-name-complex="Courier New2" style:font-size-complex="12.5pt"/>
    </style:style>
    <style:style style:name="T16" style:family="text">
      <style:text-properties style:font-name="Courier New" fo:font-size="12.5pt" style:font-name-asian="Times New Roman1" style:font-size-asian="12.5pt" style:language-asian="fr" style:country-asian="FR" style:font-name-complex="Courier New2" style:font-size-complex="12.5pt"/>
    </style:style>
    <style:style style:name="T17" style:family="text">
      <style:text-properties style:font-name="Verdana" fo:font-size="10pt" style:font-size-asian="10pt" style:font-size-complex="10pt"/>
    </style:style>
    <style:style style:name="T18"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P 2 (3h): Rappels de C, allocation dynamique</text:h>
      <text:p text:style-name="Standard"><text:span text:style-name="T1">Note pour les enseignants : utiliser comme support les transparents accessibles sur Webetud (TP2-transparents-rappel-langage-C.pdf)</text:span></text:p>
      <text:p text:style-name="Standard"><text:span text:style-name="T4">A noter : Les fonctions C des librairies disposent de pages man. Il est conseillé de les consulter. </text:span></text:p>
      <text:list xml:id="list3099731588774545525" text:style-name="WWNum1">
        <text:list-item>
          <text:p text:style-name="P16"><text:span text:style-name="T4">Tableau </text:span></text:p>
        </text:list-item>
      </text:list>
      <text:p text:style-name="List_20_Paragraph"><text:span text:style-name="T4"><text:tab/></text:span>Ecrivez un programme C (<text:span text:style-name="T1">p1.c</text:span>) qui : </text:p>
      <text:list xml:id="list8986510115920005904" text:style-name="WWNum4">
        <text:list-item>
          <text:list>
            <text:list-item>
              <text:p text:style-name="P17">Déclare un tableau d’entiers qui sera alloué dynamiquement, avec la syntaxe pointeur,</text:p>
            </text:list-item>
            <text:list-item>
              <text:p text:style-name="P17">Demande à l’utilisateur de saisir un nombre, ce sera la taille maximale du tableau,</text:p>
            </text:list-item>
            <text:list-item>
              <text:p text:style-name="P17">Alloue le tableau avec <text:span text:style-name="T4">malloc()</text:span>,</text:p>
            </text:list-item>
            <text:list-item>
              <text:p text:style-name="P17">Effectue la saisie du tableau,</text:p>
            </text:list-item>
            <text:list-item>
              <text:p text:style-name="P17">Affiche le tableau à l’endroit puis à l’envers.</text:p>
            </text:list-item>
          </text:list>
        </text:list-item>
      </text:list>
      <text:p text:style-name="Standard"><text:span text:style-name="T1">Remarque </text:span>: <text:span text:style-name="T1">vous pouvez vous servir de la fonction suivante pour la saisie contrôlée d’un entier (avec re-saisie en cas de saisie erronée non-numérique)</text:span></text:p>
      <text:p text:style-name="P4"><text:span text:style-name="T5">#include </text:span><text:span text:style-name="T6">&lt;stdio.h&gt;</text:span></text:p>
      <text:p text:style-name="P5"/>
      <text:p text:style-name="P4"><text:span text:style-name="T5">int</text:span><text:span text:style-name="T7"> saisie_controlee_entier() {</text:span></text:p>
      <text:p text:style-name="P4"><text:span text:style-name="T7"><text:s text:c="4"/></text:span><text:span text:style-name="T5">int</text:span><text:span text:style-name="T7"> rep=0, n;</text:span></text:p>
      <text:p text:style-name="P4"><text:span text:style-name="T7"><text:s text:c="4"/></text:span><text:span text:style-name="T5">char</text:span><text:span text:style-name="T7"> ch [1024];</text:span></text:p>
      <text:p text:style-name="P4"><text:span text:style-name="T7"><text:s text:c="4"/></text:span><text:span text:style-name="T5">do</text:span><text:span text:style-name="T7"> {</text:span></text:p>
      <text:p text:style-name="P4"><text:span text:style-name="T7"><text:s text:c="8"/>printf(</text:span><text:span text:style-name="T6">"saisir un entier : "</text:span><text:span text:style-name="T7">);</text:span></text:p>
      <text:p text:style-name="P4"><text:span text:style-name="T7"><text:s text:c="8"/>fgets(ch, 1024, stdin); <text:s text:c="2"/></text:span><text:span text:style-name="T8">// lecture d'une ligne à l'entrée std (max 1024 chars)</text:span></text:p>
      <text:p text:style-name="P4"><text:span text:style-name="T7"><text:s text:c="8"/>rep = sscanf(ch,</text:span><text:span text:style-name="T6">"%d"</text:span><text:span text:style-name="T7">,&amp;n); </text:span><text:span text:style-name="T8">// conversion de la chaine ch en entier</text:span><text:bookmark text:name="_GoBack"/></text:p>
      <text:p text:style-name="P4"><text:span text:style-name="T7"><text:s text:c="34"/></text:span><text:span text:style-name="T8">// rep==0 si saisie non-numérique</text:span></text:p>
      <text:p text:style-name="P4"><text:span text:style-name="T7"><text:s text:c="4"/>} </text:span><text:span text:style-name="T5">while</text:span><text:span text:style-name="T7">(rep==0);</text:span></text:p>
      <text:p text:style-name="P4"><text:span text:style-name="T7"><text:s text:c="4"/></text:span></text:p>
      <text:p text:style-name="P4"><text:span text:style-name="T7"><text:s text:c="4"/></text:span><text:span text:style-name="T5">return</text:span><text:span text:style-name="T7"> n;</text:span></text:p>
      <text:p text:style-name="Standard"><text:span text:style-name="T7">}</text:span></text:p>
      <text:list xml:id="list154141768211369" text:continue-list="list3099731588774545525" text:style-name="WWNum1">
        <text:list-item>
          <text:p text:style-name="P16"><text:span text:style-name="T4">Mémoire</text:span></text:p>
        </text:list-item>
      </text:list>
      <text:p text:style-name="List_20_Paragraph"><text:span text:style-name="T4"><text:tab/></text:span>Soit le programme ci-dessous :</text:p>
      <text:p text:style-name="P30"><text:span text:style-name="T10">void echange (int *x, int *y) {</text:span></text:p>
      <text:p text:style-name="P30"><text:span text:style-name="T10"><text:tab/>int *z;</text:span></text:p>
      <text:p text:style-name="P30"><text:span text:style-name="T10"><text:tab/>*z=*x;*x=*y;*y=*z;</text:span></text:p>
      <text:p text:style-name="P30"><text:span text:style-name="T10">}</text:span></text:p>
      <text:p text:style-name="P30"><text:span text:style-name="T10">int main() </text:span></text:p>
      <text:p text:style-name="P30"><text:span text:style-name="T10">{</text:span></text:p>
      <text:p text:style-name="P30"><text:span text:style-name="T10"><text:tab/>int a;</text:span></text:p>
      <text:p text:style-name="P30"><text:span text:style-name="T10"><text:tab/>int b;</text:span></text:p>
      <text:p text:style-name="P30"><text:span text:style-name="T10"><text:tab/>int *pa;</text:span></text:p>
      <text:p text:style-name="P30"><text:span text:style-name="T10"><text:tab/>int **p;</text:span></text:p>
      <text:p text:style-name="P30"><text:span text:style-name="T10"><text:tab/></text:span><text:span text:style-name="T12">a=8;</text:span></text:p>
      <text:p text:style-name="P30"><text:span text:style-name="T12"><text:tab/>pa=&amp;a;</text:span></text:p>
      <text:p text:style-name="P30"><text:span text:style-name="T12"><text:tab/>p=&amp;pa;</text:span></text:p>
      <text:p text:style-name="P30"><text:span text:style-name="T12"><text:tab/>**p=281;</text:span></text:p>
      <text:p text:style-name="P30"><text:span text:style-name="T12"><text:tab/>b=3;</text:span></text:p>
      <text:p text:style-name="P30"><text:span text:style-name="T12"><text:tab/>echange(&amp;a,&amp;b)</text:span></text:p>
      <text:p text:style-name="P31"><text:soft-page-break/></text:p>
      <text:p text:style-name="P30"><text:span text:style-name="T12"><text:tab/>return 0 ;</text:span></text:p>
      <text:p text:style-name="P30"><text:span text:style-name="T10">} </text:span></text:p>
      <text:p text:style-name="P32"/>
      <text:list xml:id="list728106077902696086" text:style-name="WWNum11">
        <text:list-item>
          <text:p text:style-name="P18">Le code du sous-programme <text:span text:style-name="T11">echange</text:span> est erroné. Pourquoi ? Corrigez-le.</text:p>
        </text:list-item>
        <text:list-item>
          <text:p text:style-name="P18">Dessinez l’état de la mémoire avant l’appel à <text:span text:style-name="T4">echange</text:span></text:p>
        </text:list-item>
        <text:list-item>
          <text:p text:style-name="P18">Dessinez l’état de la mémoire après l’appel à <text:span text:style-name="T4">echange</text:span></text:p>
        </text:list-item>
        <text:list-item>
          <text:p text:style-name="P18">Utilisez gdb pour vérifier les valeurs des variables …</text:p>
        </text:list-item>
      </text:list>
      <text:list xml:id="list154141299155348" text:continue-list="list154141768211369" text:style-name="WWNum1">
        <text:list-item>
          <text:p text:style-name="P16"><text:span text:style-name="T4">Arithmétique des pointeurs </text:span></text:p>
        </text:list-item>
      </text:list>
      <text:p text:style-name="List_20_Paragraph"><text:span text:style-name="T4"><text:tab/></text:span>Soit le programme ci-dessous :</text:p>
      <text:p text:style-name="P30"><text:span text:style-name="T12">int main() </text:span></text:p>
      <text:p text:style-name="P30"><text:span text:style-name="T12">{</text:span></text:p>
      <text:p text:style-name="P33"><text:span text:style-name="T14"><text:tab/><text:tab/></text:span><text:span text:style-name="T12">int tabA[] = {12, 23, 34, 45, 56, 67, 78, 89, 90};</text:span></text:p>
      <text:p text:style-name="P33"><text:span text:style-name="T12"><text:tab/><text:tab/>int *ptr ;</text:span></text:p>
      <text:p text:style-name="P33"><text:span text:style-name="T12"><text:tab/><text:tab/>ptr = tabA ;</text:span></text:p>
      <text:p text:style-name="P6"/>
      <text:p text:style-name="P37"><text:span text:style-name="T12">return 0 ;</text:span></text:p>
      <text:p text:style-name="P30"><text:span text:style-name="T10">} </text:span></text:p>
      <text:p text:style-name="Standard"/>
      <text:p text:style-name="Standard">A quelles valeurs ou adresses correspondent les expressions ci-dessous :</text:p>
      <table:table table:name="Table1" table:style-name="Table1">
        <table:table-column table:style-name="Table1.A"/>
        <table:table-column table:style-name="Table1.B"/>
        <table:table-row table:style-name="Table1.1">
          <table:table-cell table:style-name="Table1.A1" office:value-type="string">
            <text:p text:style-name="P3"><text:span text:style-name="T15">*ptr+2</text:span></text:p>
            <text:p text:style-name="P7"/>
          </table:table-cell>
          <table:table-cell table:style-name="Table1.A1" office:value-type="string">
            <text:p text:style-name="P9">14</text:p>
          </table:table-cell>
        </table:table-row>
        <table:table-row table:style-name="Table1.1">
          <table:table-cell table:style-name="Table1.A1" office:value-type="string">
            <text:p text:style-name="P3"><text:span text:style-name="T15">*(ptr+2)</text:span></text:p>
            <text:p text:style-name="P8"/>
          </table:table-cell>
          <table:table-cell table:style-name="Table1.A1" office:value-type="string">
            <text:p text:style-name="P9">34</text:p>
          </table:table-cell>
        </table:table-row>
        <table:table-row table:style-name="Table1.1">
          <table:table-cell table:style-name="Table1.A1" office:value-type="string">
            <text:p text:style-name="P3"><text:span text:style-name="T15">&amp;ptr+1</text:span></text:p>
            <text:p text:style-name="P8"/>
          </table:table-cell>
          <table:table-cell table:style-name="Table1.A1" office:value-type="string">
            <text:p text:style-name="P9">Inconnu</text:p>
            <text:p text:style-name="P9"/>
          </table:table-cell>
        </table:table-row>
        <table:table-row table:style-name="Table1.1">
          <table:table-cell table:style-name="Table1.A1" office:value-type="string">
            <text:p text:style-name="P3"><text:span text:style-name="T15">&amp;tabA[4]-3</text:span></text:p>
            <text:p text:style-name="P8"/>
          </table:table-cell>
          <table:table-cell table:style-name="Table1.A1" office:value-type="string">
            <text:p text:style-name="P9">&amp;tabA[1]</text:p>
          </table:table-cell>
        </table:table-row>
        <table:table-row table:style-name="Table1.1">
          <table:table-cell table:style-name="Table1.A1" office:value-type="string">
            <text:p text:style-name="P3"><text:span text:style-name="T15">tabA+3</text:span></text:p>
            <text:p text:style-name="P8"/>
          </table:table-cell>
          <table:table-cell table:style-name="Table1.A1" office:value-type="string">
            <text:p text:style-name="P9">&amp;tabA[3]</text:p>
          </table:table-cell>
        </table:table-row>
        <table:table-row table:style-name="Table1.1">
          <table:table-cell table:style-name="Table1.A1" office:value-type="string">
            <text:p text:style-name="P3"><text:span text:style-name="T16">&amp;tabA[7]-ptr</text:span></text:p>
            <text:p text:style-name="P8"/>
          </table:table-cell>
          <table:table-cell table:style-name="Table1.A1" office:value-type="string">
            <text:p text:style-name="P9">7</text:p>
          </table:table-cell>
        </table:table-row>
        <table:table-row table:style-name="Table1.1">
          <table:table-cell table:style-name="Table1.A1" office:value-type="string">
            <text:p text:style-name="P3"><text:span text:style-name="T16">*(ptr+*(ptr+8)-tabA[7])</text:span></text:p>
            <text:p text:style-name="P8"/>
          </table:table-cell>
          <table:table-cell table:style-name="Table1.A1" office:value-type="string">
            <text:p text:style-name="P9">23</text:p>
          </table:table-cell>
        </table:table-row>
      </table:table>
      <text:p text:style-name="P8"/>
      <text:list xml:id="list154141370249427" text:continue-numbering="true" text:style-name="WWNum1">
        <text:list-item>
          <text:p text:style-name="P23"><text:span text:style-name="T4">Chaînes de caractères</text:span></text:p>
        </text:list-item>
      </text:list>
      <text:list xml:id="list8268158052658538175" text:style-name="WWNum20">
        <text:list-item>
          <text:p text:style-name="P24">Ecrire une fonction <text:span text:style-name="T4">formaterDate</text:span> qui prend en paramètre trois entiers (<text:span text:style-name="T1">jour, mois, année</text:span>) et renvoie une chaîne de caractères formatée pour la date correspondante.</text:p>
        </text:list-item>
      </text:list>
      <text:p text:style-name="P25">Par exemple, l’appel :<text:line-break/><text:tab/><text:span text:style-name="T4">formaterDate(15,6,2014)<text:line-break/></text:span>renvoie : <text:line-break/><text:tab/>"15 Juin 2014".</text:p>
      <text:p text:style-name="P12"><text:soft-page-break/><text:span text:style-name="T1">A noter : La mise en forme se fait avec la fonction </text:span><text:span text:style-name="T3">sprintf</text:span><text:span text:style-name="T1">. La chaîne renvoyée doit être allouée dynamiquement par la fonction.</text:span></text:p>
      <text:list xml:id="list154142223792553" text:continue-numbering="true" text:style-name="WWNum20">
        <text:list-item>
          <text:p text:style-name="P24">Ecrire deux fonctions <text:span text:style-name="T4">extraireJour</text:span> et <text:span text:style-name="T4">extraireAnnee</text:span> qui prennent en paramètre une chaîne de caractères <text:span text:style-name="T1">date</text:span> et renvoient en valeur numérique le jour/l’année.</text:p>
        </text:list-item>
      </text:list>
      <text:p text:style-name="P11">Exemple : <text:line-break/><text:span text:style-name="T4"><text:tab/>extraireJour("15 Juin 2014")<text:line-break/></text:span>renvoie : <text:span text:style-name="T4"><text:line-break/><text:tab/>15</text:span></text:p>
      <text:p text:style-name="P26"><text:span text:style-name="T1">A noter : L’analyse de la chaîne se fait avec la fonction </text:span><text:span text:style-name="T3">sscanf</text:span><text:span text:style-name="T1">. Les fonctions doivent renvoyer -1 si la chaîne passée en paramètre ne respecte pas le format.</text:span></text:p>
      <text:p text:style-name="P27"/>
      <text:list xml:id="list154141344991796" text:continue-numbering="true" text:style-name="WWNum20">
        <text:list-item>
          <text:p text:style-name="P24">Ecrire une fonction <text:span text:style-name="T4">moisDEte </text:span>qui prend en paramètre une chaîne de caractères <text:span text:style-name="T1">date</text:span> et renvoie vrai/faux selon si le mois est un mois d’été dans l’hémisphère nord (juin, juillet, août) ou pas.</text:p>
        </text:list-item>
      </text:list>
      <text:p text:style-name="P26"><text:span text:style-name="T1">A noter : La fonction se limite à une recherche de sous-chaîne, pour laquelle on peut utiliser la fonction </text:span><text:span text:style-name="T3">strstr</text:span><text:span text:style-name="T1">.</text:span></text:p>
      <text:p text:style-name="P27"/>
      <text:list xml:id="list154142260337572" text:continue-numbering="true" text:style-name="WWNum20">
        <text:list-item>
          <text:p text:style-name="P24">Ecrire un programme principal permettant de tester les sous-programmes. Le programme ne doit pas comporter des fuites mémoire (attention donc à libérer les chaînes allouées).</text:p>
        </text:list-item>
      </text:list>
      <text:p text:style-name="P1"/>
      <text:list xml:id="list154142380894454" text:continue-list="list154141370249427" text:style-name="WWNum1">
        <text:list-item>
          <text:p text:style-name="P16"><text:bookmark-start text:name="_Ref306977863"/><text:span text:style-name="T4">Structures</text:span><text:bookmark-end text:name="_Ref306977863"/></text:p>
        </text:list-item>
      </text:list>
      <text:p text:style-name="P19">Ecrivez un programme C <text:s/>qui :</text:p>
      <text:list xml:id="list2869116872269263659" text:style-name="WWNum14">
        <text:list-item>
          <text:p text:style-name="P20">Déclare une structure <text:span text:style-name="T11">TResa</text:span> permettant de mémoriser les informations suivantes sur une réservation de billet :</text:p>
          <text:list>
            <text:list-item>
              <text:p text:style-name="P20">Nom du titulaire (tableau de <text:span text:style-name="T11">KMAXCHAR</text:span> caractères)</text:p>
            </text:list-item>
            <text:list-item>
              <text:p text:style-name="P20">Prénom du titulaire (tableau de <text:span text:style-name="T11">KMAXCHAR</text:span> caractères)</text:p>
            </text:list-item>
            <text:list-item>
              <text:p text:style-name="P20">Identifiant du spectacle (<text:span text:style-name="T11">int</text:span>)</text:p>
            </text:list-item>
            <text:list-item>
              <text:p text:style-name="P20">N° de place (<text:span text:style-name="T11">int</text:span>)</text:p>
            </text:list-item>
          </text:list>
        </text:list-item>
        <text:list-item>
          <text:p text:style-name="P20">Ecrire les sous-programmes <text:span text:style-name="T11">SaisirResa</text:span> et <text:span text:style-name="T11">AfficherResa</text:span> de saisie et d’affichage d’une réservation.</text:p>
        </text:list-item>
        <text:list-item>
          <text:p text:style-name="P20">Ecrire un programme principal permettant de tester les sous-programmes.</text:p>
        </text:list-item>
      </text:list>
      <text:p text:style-name="Standard"/>
      <text:list xml:id="list154142194400874" text:continue-list="list154142380894454" text:style-name="WWNum1">
        <text:list-item>
          <text:p text:style-name="P16"><text:span text:style-name="T4">Tableau dynamique</text:span></text:p>
        </text:list-item>
      </text:list>
      <text:p text:style-name="P33"><text:soft-page-break/>On rappelle le concept de tableau dynamique vu en S2. C’est type abstrait de données qui comporte :</text:p>
      <text:list xml:id="list513772444097714427" text:style-name="WWNum19">
        <text:list-item>
          <text:p text:style-name="P35">un tableau alloué dynamiquement, qui initialement a une taille <text:span text:style-name="T3">t</text:span> et qui, quand il sera plein, sera recopié vers un nouveau tableau de taille supérieure. Le premier tableau sera alors libéré alors que le second le remplacera.</text:p>
        </text:list-item>
        <text:list-item>
          <text:p text:style-name="P35">une taille (nombre de cases allouées pour le tableau)</text:p>
        </text:list-item>
        <text:list-item>
          <text:p text:style-name="P35">un incrément (augmentation de taille à la réallocation)</text:p>
        </text:list-item>
        <text:list-item>
          <text:p text:style-name="P35">un nombre d'éléments présents dans le tableau </text:p>
        </text:list-item>
      </text:list>
      <text:p text:style-name="P33"/>
      <text:list xml:id="list963607164038967428" text:style-name="WWNum17">
        <text:list-item>
          <text:p text:style-name="P21">Ecrire la déclaration d’un type tableau dynamique de structures TResa (de l’<text:bookmark-ref text:reference-format="number" text:ref-name="_Ref306977863">Ex. 5.</text:bookmark-ref>) appelé <text:span text:style-name="T13">TtableauDynamiqueTResa</text:span><text:span text:style-name="T17"> </text:span></text:p>
        </text:list-item>
        <text:list-item>
          <text:p text:style-name="P21">Ecrire une fonction d’initialisation<text:span text:style-name="T17"> </text:span><text:span text:style-name="T13">initialisationTableauDynamiqueTResa </text:span>(utiliser la valeur 2 comme taille initiale et comme incrément)</text:p>
        </text:list-item>
        <text:list-item>
          <text:p text:style-name="P21">Ecrire un sous-programme <text:span text:style-name="T13">ajouterResa,</text:span> prenant en paramètre une instance de <text:span text:style-name="T13">TResa</text:span> et permettant de l’ajouter au tableau (avec réallocation du tableau en cas de dépassement de taille).</text:p>
        </text:list-item>
        <text:list-item>
          <text:p text:style-name="P29">Ecrire un sous-programme <text:span text:style-name="T13">supprimerResa,</text:span> prenant en paramètre un numéro de spectacle noSpectacle et un numéro de place numPlace et permettant d’annuler la réservation correspondante (on suppose qu'il existe au plus une réservation correspondante). Lorsqu’aucune réservation n'est trouvée le « tableau dynamique » est inchangé.</text:p>
        </text:list-item>
      </text:list>
      <text:p text:style-name="P10"/>
      <text:p text:style-name="P28"><text:span text:style-name="T2">A noter : Toute suppression dans le tableau entraîne le décalage de ses suivants d'une case. Il n’est pas nécessaire de réallouer le tableau pour diminuer la taille.</text:span></text:p>
      <text:p text:style-name="P36"/>
      <text:list xml:id="list154143090103343" text:continue-numbering="true" text:style-name="WWNum17">
        <text:list-item>
          <text:p text:style-name="P21"><text:span text:style-name="T18">Ecrire un </text:span>programme principal permettant de tester les sous-programmes précédents.</text:p>
        </text:list-item>
      </text:list>
      <text:p text:style-name="P2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enlo Regular1" svg:font-family="'Menlo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en" fo:country="US" style:letter-kerning="true" style:font-name-asian="ＭＳ 明朝"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 style:family="paragraph" style:parent-style-name="Standard" style:default-outline-level="" style:class="extra">
      <style:paragraph-properties fo:margin-top="0cm" fo:margin-bottom="0cm" loext:contextual-spacing="false">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96cm" style:type="center"/>
          <style:tab-stop style:position="16.59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494cm" fo:margin-bottom="0.21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345a8a" style:font-name="Calibri" fo:font-family="Calibri" style:font-family-generic="roman" style:font-pitch="variable" fo:font-size="16pt" fo:language="fr" fo:country="FR"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En-tête_20_Car" style:display-name="En-tête Car" style:family="text" style:parent-style-name="Default_20_Paragraph_20_Font">
      <style:text-properties fo:language="fr" fo:country="FR"/>
    </style:style>
    <style:style style:name="Pied_20_de_20_page_20_Car" style:display-name="Pied de page Car" style:family="text" style:parent-style-name="Default_20_Paragraph_20_Font">
      <style:text-properties fo:language="fr" fo:country="F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aire_20_Car" style:display-name="Commentaire Car" style:family="text" style:parent-style-name="Default_20_Paragraph_20_Font">
      <style:text-properties fo:language="fr" fo:country="FR"/>
    </style:style>
    <style:style style:name="Objet_20_du_20_commentaire_20_Car" style:display-name="Objet du commentaire Car" style:family="text" style:parent-style-name="Commentaire_20_Car">
      <style:text-properties fo:font-size="10pt" fo:language="fr" fo:country="FR" fo:font-weight="bold" style:font-size-asian="10pt" style:font-weight-asian="bold" style:font-size-complex="10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88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1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9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9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0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7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5.944cm" fo:margin-left="-0.199cm" fo:margin-top="0cm" fo:margin-bottom="0cm" table:align="left" style:writing-mode="lr-tb"/>
    </style:style>
    <style:style style:name="Table2.A" style:family="table-column">
      <style:table-column-properties style:column-width="9.941cm"/>
    </style:style>
    <style:style style:name="Table2.B" style:family="table-column">
      <style:table-column-properties style:column-width="6.00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MP1" style:family="paragraph" style:parent-style-name="Header">
      <style:paragraph-properties fo:margin-top="0cm" fo:margin-bottom="0cm" loext:contextual-spacing="false"/>
    </style:style>
    <style:style style:name="MP2" style:family="paragraph" style:parent-style-name="Header">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M3101 – Principes des systèmes d'exploitation</text:p>
              <text:p text:style-name="MP1">Semestre 3 DUT</text:p>
              <text:p text:style-name="MP1">IUT de Blagnac</text:p>
            </table:table-cell>
            <table:table-cell table:style-name="Table2.A1" office:value-type="string">
              <text:p text:style-name="MP2">Iulian Ober</text:p>
              <text:p text:style-name="MP2">Patricia Stolf</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ulian  Ober</meta:initial-creator>
    <meta:editing-cycles>40</meta:editing-cycles>
    <meta:creation-date>2014-10-15T06:49:00</meta:creation-date>
    <dc:date>2016-09-26T15:41:40.844036635</dc:date>
    <meta:editing-duration>PT1H41M16S</meta:editing-duration>
    <meta:generator>LibreOffice/5.1.4.2$Linux_X86_64 LibreOffice_project/10m0$Build-2</meta:generator>
    <meta:document-statistic meta:table-count="2" meta:image-count="0" meta:object-count="0" meta:page-count="4" meta:paragraph-count="108" meta:word-count="839" meta:character-count="5285" meta:non-whitespace-character-count="4463"/>
    <meta:user-defined meta:name="AppVersion">14.0000</meta:user-defined>
    <meta:user-defined meta:name="Company">Université de Toulou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